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5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0" office:value-type="string">
            <text:p>2023-07-09_14-34-29_000.jpg</text:p>
          </table:table-cell>
          <table:table-cell table:style-name="ce26" office:value-type="string">
            <text:p>:bookmemo / 読んだ本 / 『シーア派イスラーム　神話と歴史』 / 著者=嶋本隆光 / 途中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bookmemo / 読んだ本 / 『シーア派イスラーム　神話と歴史』 / 著者=嶋本隆光 / 途中">
            <text:p>:bookmemo / 読んだ本 / 『シーア派イスラーム　神話と歴史』 / 著者=嶋本隆光 / 途中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3">
            <text:p>13</text:p>
          </table:table-cell>
          <table:table-cell table:style-name="ce17" office:value-type="string">
            <text:p>2023-07-09_14-34-39_000.jpg</text:p>
          </table:table-cell>
          <table:table-cell table:style-name="ce26" office:value-type="string">
            <text:p>:bookmemo / 読んだ本 / 『シーア派イスラーム　神話と歴史』 / 著者=嶋本隆光 / 途中 ここまで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bookmemo / 読んだ本 / 『シーア派イスラーム　神話と歴史』 / 著者=嶋本隆光 / 途中 ここまで">
            <text:p>:bookmemo / 読んだ本 / 『シーア派イスラーム　神話と歴史』 / 著者=嶋本隆光 / 途中 ここまで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7" office:value-type="string">
            <text:p>2023-07-09_07-46-12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起きた時刻 / 2023">
            <text:p>:m :PHOTO 起き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8" office:value-type="string">
            <text:p>2023-07-09_02-01-25_000.jpg</text:p>
          </table:table-cell>
          <table:table-cell table:style-name="ce26" office:value-type="string">
            <text:p>:m :PHOTO 寝た時刻 / 2023 / オナニー、未了、duration=30m時間ぐらい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寝た時刻 / 2023 / オナニー、未了、duration=30m時間ぐらい,other=~">
            <text:p>:m :PHOTO 寝た時刻 / 2023 / オナニー、未了、duration=30m時間ぐらい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7" office:value-type="string">
            <text:p>2023-07-08_21-09-41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7" office:value-type="string">
            <text:p>2023-07-09_13-04-19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9];CONCATENATE([.C9];&quot; / &quot;;[.E7]))" office:value-type="string" office:string-value=":PHOTO 記録用 / @自宅；東側；洗面所から見える；東の犬走り / 自然観察 / 草むら：左手のゆりに巻き付いている、つる性の植物の、つる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7" office:value-type="string">
            <text:p>2023-07-09_07-48-1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8" office:value-type="string">
            <text:p>2023-07-09_07-48-24_000.jpg</text:p>
          </table:table-cell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用 / @自宅；東側；洗面所から見える；東の犬走り / 自然観察 / 草むら：左手のゆりに巻き付いている、つる性の植物の、つる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7" office:value-type="string">
            <text:p>2023-07-08_18-00-51_000.jpg</text:p>
          </table:table-cell>
          <table:table-cell table:style-name="ce26" office:value-type="string">
            <text:p>:m 1*1 RES / JVEMV6 64#268_hattatsu_sakakihara / 『脳科学と発達障害』 著者=榊原洋一,校注=~ / p.100,157 / w=トランスポーター,topic=,publisher=~,other=memo+:アデニン；memo+:ミチン；memo+:ノルアドレナリン；memo+:アドレナリン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1*1 RES / JVEMV6 64#268_hattatsu_sakakihara / 『脳科学と発達障害』 著者=榊原洋一,校注=~ / p.100,157 / w=トランスポーター,topic=,publisher=~,other=memo+:アデニン；memo+:ミチン；memo+:ノルアドレナリン；memo+:アドレナリン">
            <text:p>:m 1*1 RES / JVEMV6 64#268_hattatsu_sakakihara / 『脳科学と発達障害』 著者=榊原洋一,校注=~ / p.100,157 / w=トランスポーター,topic=,publisher=~,other=memo+:アデニン；memo+:ミチン；memo+:ノルアドレナリン；memo+:アドレナリン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7" office:value-type="string">
            <text:p>2023-07-08_21-09-39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4">
            <text:p>4</text:p>
          </table:table-cell>
          <table:table-cell table:style-name="ce10" office:value-type="string">
            <text:p>2023-07-08_23-49-44_000.jpg</text:p>
          </table:table-cell>
          <table:table-cell table:style-name="ce26" office:value-type="string">
            <text:p>:PHOTO 記録しておきたいもの / location:photo=自室, location:target=棚：西側 / subject=神棚用の、小皿。お神酒を入れていた。皿三枚、下げた。 / content=~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0" office:value-type="string">
            <text:p>2023-07-09_08-02-10_000.jpg</text:p>
          </table:table-cell>
          <table:table-cell table:style-name="ce26" office:value-type="string">
            <text:p>:tome / (lang=ja) / topic=~ / content=「須く是れ明白端的にして」（『童子問　下』仁斎）：吾作所楽曲も、亦、如此を宗として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8" office:value-type="string">
            <text:p>2023-07-09_08-02-21_000.jpg</text:p>
          </table:table-cell>
          <table:table-cell table:style-name="ce26" office:value-type="string">
            <text:p>:tome / (lang=ja) / topic=自然科学。考案（発明）の功夫[くふう]：篠笛の、甲音を出すときの、力を添える風。その風を以て、功夫を行おう。 / content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tome / (lang=ja) / topic=自然科学。考案（発明）の功夫[くふう]：篠笛の、甲音を出すときの、力を添える風。その風を以て、功夫を行おう。 / content=~,other=~">
            <text:p>:tome / (lang=ja) / topic=自然科学。考案（発明）の功夫[くふう]：篠笛の、甲音を出すときの、力を添える風。その風を以て、功夫を行おう。 / content=~,other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9">2023/07/09</text:date>, <text:time>17:42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09T17:42:30.10</dc:date>
    <dc:creator>岩淵 謙</dc:creator>
    <meta:editing-duration>P57DT13H37M1S</meta:editing-duration>
    <meta:editing-cycles>19074</meta:editing-cycles>
    <meta:document-statistic meta:table-count="2" meta:cell-count="924" meta:object-count="0"/>
    <meta:user-defined meta:name="qrichtext">1</meta:user-defined>
  </office:meta>
</office:document-meta>
</file>